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71fc" officeooo:paragraph-rsid="001d71fc"/>
    </style:style>
    <style:style style:name="P2" style:family="paragraph" style:parent-style-name="Standard">
      <style:text-properties fo:font-weight="bold" officeooo:rsid="001d71fc" officeooo:paragraph-rsid="001d71fc" style:font-weight-asian="bold" style:font-weight-complex="bold"/>
    </style:style>
    <style:style style:name="P3" style:family="paragraph" style:parent-style-name="Standard">
      <style:text-properties fo:font-weight="normal" officeooo:rsid="001d71fc" officeooo:paragraph-rsid="001d71fc" style:font-weight-asian="normal" style:font-weight-complex="normal"/>
    </style:style>
    <style:style style:name="P4" style:family="paragraph" style:parent-style-name="Standard">
      <style:text-properties fo:font-weight="normal" officeooo:rsid="001e9f20" officeooo:paragraph-rsid="001e9f20" style:font-weight-asian="normal" style:font-weight-complex="normal"/>
    </style:style>
    <style:style style:name="P5" style:family="paragraph" style:parent-style-name="Standard">
      <style:paragraph-properties fo:break-before="page"/>
      <style:text-properties fo:font-weight="bold" officeooo:rsid="001d71fc" officeooo:paragraph-rsid="001d71fc" style:font-weight-asian="bold" style:font-weight-complex="bold"/>
    </style:style>
    <style:style style:name="T1" style:family="text">
      <style:text-properties officeooo:rsid="001daaf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</text:p>
      <text:p text:style-name="P1">Sistemas Distribuidos</text:p>
      <text:p text:style-name="P1"/>
      <text:p text:style-name="P1">Roberto Carlos</text:p>
      <text:p text:style-name="P1">Samuel Ruiz de Gopegui Muñoz</text:p>
      <text:p text:style-name="P1"/>
      <text:p text:style-name="P1">26 de Octubre de 2017</text:p>
      <text:p text:style-name="P1"/>
      <text:p text:style-name="P1"/>
      <text:p text:style-name="P5">Introducción</text:p>
      <text:p text:style-name="P1"/>
      <text:p text:style-name="P1">En esta práctica se ha estudiado como implementar en Elixir los patrones arquitecturales de Server - Client y Master – Worker.</text:p>
      <text:p text:style-name="P1"/>
      <text:p text:style-name="P1">Server – Client es la más usada, ya que el servidor ofrece unos servicios a unos clientes dados.</text:p>
      <text:p text:style-name="P1"/>
      <text:p text:style-name="P1">Master – Worker cambia el sentido, el master es quien solicita a los worker la carga del proceso a realizar, para luego ser el master quien recolecta los resultados y los unifica.</text:p>
      <text:p text:style-name="P1"/>
      <text:p text:style-name="P1">Estos patrones junto con Peer – to – peer son las bases de cualquier sistema distribuido.</text:p>
      <text:p text:style-name="P1"/>
      <text:p text:style-name="P2">Arquitectura Cliente-Servidor</text:p>
      <text:p text:style-name="P2"/>
      <text:p text:style-name="P3">En esta arquitectura se implementa el protocolo “request-reply” ya que se intercambian mensajes de manera asíncrona, el envío de mensajes no es bloqueante, pero la recepción sí.</text:p>
      <text:p text:style-name="P3"/>
      <text:p text:style-name="P3">Se ha programado <text:span text:style-name="T1">de manera secuencial y concurrente, en concurrente, hay X clientes preguntando al servidor.</text:span></text:p>
      <text:p text:style-name="P3"/>
      <text:p text:style-name="P2">Arquitectura Master-Worker</text:p>
      <text:p text:style-name="P3"/>
      <text:p text:style-name="P4">En esta arquitectura, se sigue el protocolo “request-reply” pero el master solicita a los workers que hagan partes de la tarea dada, para ser él quien unifique los resultados, se suele usar en tareas de gran carga.</text:p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21:42:13.095793707</meta:creation-date>
    <dc:date>2017-10-26T22:41:50.954714348</dc:date>
    <meta:editing-duration>PT11M55S</meta:editing-duration>
    <meta:editing-cycles>1</meta:editing-cycles>
    <meta:document-statistic meta:table-count="0" meta:image-count="0" meta:object-count="0" meta:page-count="2" meta:paragraph-count="15" meta:word-count="183" meta:character-count="1150" meta:non-whitespace-character-count="977"/>
    <meta:generator>LibreOffice/5.4.2.2.0$Linux_X86_64 LibreOffice_project/40m0$Build-2</meta:generator>
  </office:meta>
</office:document-meta>
</file>